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age-number="1"/>
      <style:text-properties fo:font-weight="bold" style:font-weight-asian="bold"/>
    </style:style>
    <style:style style:name="P2" style:parent-style-name="Normal" style:family="paragraph"/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/>
    <style:style style:name="P6" style:parent-style-name="Normal" style:family="paragraph"/>
    <style:style style:name="P7" style:parent-style-name="Normal" style:family="paragraph"/>
    <style:style style:name="P8" style:parent-style-name="Normal" style:family="paragraph">
      <style:text-properties fo:language="en" fo:country="US"/>
    </style:style>
    <style:style style:name="P9" style:parent-style-name="Normal" style:family="paragraph"/>
    <style:style style:name="P10" style:parent-style-name="Normal" style:family="paragraph"/>
    <style:style style:name="P11" style:parent-style-name="Normal" style:family="paragraph"/>
    <style:style style:name="T12" style:parent-style-name="DefaultParagraphFont" style:family="text">
      <style:text-properties fo:language="en" fo:country="US"/>
    </style:style>
    <style:style style:name="P13" style:parent-style-name="Normal" style:family="paragraph"/>
    <style:style style:name="P14" style:parent-style-name="Normal" style:family="paragraph"/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/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/>
    <style:style style:name="T25" style:parent-style-name="DefaultParagraphFont" style:family="text">
      <style:text-properties fo:language="en" fo:country="US"/>
    </style:style>
    <style:style style:name="P26" style:parent-style-name="Normal" style:family="paragraph"/>
    <style:style style:name="P27" style:parent-style-name="Normal" style:family="paragraph"/>
    <style:style style:name="T28" style:parent-style-name="DefaultParagraphFont" style:family="text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/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/>
  </office:automatic-styles>
  <office:body>
    <office:text text:use-soft-page-breaks="true">
      <text:p text:style-name="P1">Meeting, 8. November 2019</text:p>
      <text:list text:style-name="LFO1" text:continue-numbering="true">
        <text:list-item>
          <text:p text:style-name="P2">Wikipedia Meetup</text:p>
          <text:list text:continue-numbering="true">
            <text:list-item>
              <text:p text:style-name="P3">Contacting organizers of Wiki-thons; some have experience with biographies of female researchers and what kind of issues did they run into</text:p>
            </text:list-item>
            <text:list-item>
              <text:p text:style-name="P4">Maybe we can reach out to the editor of an area; contact them, tell them what we want to do</text:p>
            </text:list-item>
          </text:list>
        </text:list-item>
        <text:list-item>
          <text:p text:style-name="P5">Build up credibility</text:p>
          <text:list text:continue-numbering="true">
            <text:list-item>
              <text:p text:style-name="P6">Spelling correction</text:p>
            </text:list-item>
            <text:list-item>
              <text:p text:style-name="P7">Minor issues</text:p>
            </text:list-item>
            <text:list-item>
              <text:p text:style-name="P8">Maybe try to publish an article with credible account and without</text:p>
            </text:list-item>
          </text:list>
        </text:list-item>
        <text:list-item>
          <text:p text:style-name="P9">Contact professors</text:p>
        </text:list-item>
        <text:list-item>
          <text:p text:style-name="P10">Create repo with information</text:p>
          <text:list text:continue-numbering="true">
            <text:list-item>
              <text:p text:style-name="P11"><text:span text:style-name="T12">Make information available! e.g. Github/Gist?<text:s/></text:span>Github Pages?</text:p>
            </text:list-item>
            <text:list-item>
              <text:p text:style-name="P13">Send link to professors</text:p>
            </text:list-item>
          </text:list>
        </text:list-item>
        <text:list-item>
          <text:p text:style-name="P14">Write into Wikipedia article</text:p>
        </text:list-item>
        <text:list-item>
          <text:p text:style-name="P15">Interview will probably not be enough</text:p>
        </text:list-item>
        <text:list-item>
          <text:p text:style-name="P16">How to turn reliable information into citable information?</text:p>
        </text:list-item>
        <text:list-item>
          <text:p text:style-name="P17">How to store communication/discussion with editors/contributor?</text:p>
          <text:list text:continue-numbering="true">
            <text:list-item>
              <text:p text:style-name="P18">Can we export them directly from Wikipedia with little effort?</text:p>
            </text:list-item>
            <text:list-item>
              <text:p text:style-name="P19">Can we export them into statistics?</text:p>
              <text:list text:continue-numbering="true">
                <text:list-item>
                  <text:p text:style-name="P20">Proposed, accepted, rejected</text:p>
                </text:list-item>
              </text:list>
            </text:list-item>
          </text:list>
        </text:list-item>
        <text:list-item>
          <text:p text:style-name="P21">Do we use one account or multiple? One would be good for credibility; multiple if we run into IP-address issues</text:p>
        </text:list-item>
        <text:list-item>
          <text:p text:style-name="P22">We will use 2x2 teams to parallelize work, however, still do collaboration</text:p>
        </text:list-item>
        <text:list-item>
          <text:p text:style-name="P23">Internal review and feedback before<text:s/>we publish</text:p>
        </text:list-item>
        <text:list-item>
          <text:p text:style-name="P24"><text:span text:style-name="T25">Update proposal on responsibility-distribution, milestones, communication, how we meet up, technical constraints/stuff, etc.<text:s/></text:span>(until next 2 weeks)</text:p>
          <text:list text:continue-numbering="true">
            <text:list-item>
              <text:p text:style-name="P26">2-page proposal</text:p>
            </text:list-item>
          </text:list>
        </text:list-item>
        <text:list-item>
          <text:p text:style-name="P27"><text:span text:style-name="T28">Different culture in german/english Wikipedia?<text:s/></text:span>Apparently there is!</text:p>
          <text:list text:continue-numbering="true">
            <text:list-item>
              <text:p text:style-name="P29">Maybe it is easier to publish it in english Wikipedia</text:p>
            </text:list-item>
          </text:list>
        </text:list-item>
        <text:list-item>
          <text:p text:style-name="P30">We need pictures in CreativeCommons</text:p>
          <text:list text:continue-numbering="true">
            <text:list-item>
              <text:p text:style-name="P31">Take it ourselves; ask them what picture they want published</text:p>
            </text:list-item>
          </text:list>
        </text:list-item>
        <text:list-item>
          <text:p text:style-name="P32">We can always email our professors about questions!</text:p>
        </text:list-item>
        <text:list-item>
          <text:p text:style-name="P33">In the next meeting we should have at least tried/failed/published a biography</text:p>
          <text:list text:continue-numbering="true">
            <text:list-item>
              <text:p text:style-name="P34">Ca. 1000 words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ahado</dc:creator>
    <meta:creation-date>2019-11-20T23:49:00Z</meta:creation-date>
    <dc:date>2019-11-20T23:49:00Z</dc:date>
    <meta:template xlink:href="Normal.dotm" xlink:type="simple"/>
    <meta:editing-cycles>2</meta:editing-cycles>
    <meta:editing-duration>PT0S</meta:editing-duration>
    <meta:document-statistic meta:page-count="1" meta:paragraph-count="3" meta:word-count="239" meta:character-count="1602" meta:row-count="11" meta:non-whitespace-character-count="1366"/>
  </office:meta>
</office:document-meta>
</file>